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Performance" table:style-name="ta1">
        <table:shapes>
          <draw:frame draw:z-index="0" draw:style-name="gr1" svg:width="8cm" svg:height="5cm" svg:x="24.053cm" svg:y="1.44cm">
            <draw:object draw:notify-on-update-of-ranges="Performance.B4:Performance.C14 Performance.D3:Performance.D3 Performance.D4:Performance.D14 Performance.E3:Performance.E3 Performance.E4:Performance.E1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8cm" svg:height="5cm" svg:x="32.811cm" svg:y="1.411cm">
            <draw:object draw:notify-on-update-of-ranges="Performance.H4:Performance.I14 Performance.J3:Performance.J3 Performance.J4:Performance.J14 Performance.K3:Performance.K3 Performance.K4:Performance.K1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8cm" svg:height="5cm" svg:x="23.997cm" svg:y="7.097cm">
            <draw:object draw:notify-on-update-of-ranges="Performance.B17:Performance.C27 Performance.D16:Performance.D16 Performance.D17:Performance.D27 Performance.E16:Performance.E16 Performance.E17:Performance.E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svg:width="8cm" svg:height="5cm" svg:x="32.811cm" svg:y="7.043cm">
            <draw:object draw:notify-on-update-of-ranges="Performance.H17:Performance.I27 Performance.J16:Performance.J16 Performance.J17:Performance.J27 Performance.K16:Performance.K16 Performance.K17:Performance.K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svg:width="8cm" svg:height="5cm" svg:x="23.942cm" svg:y="12.939cm">
            <draw:object draw:notify-on-update-of-ranges="Performance.B30:Performance.C40 Performance.D29:Performance.D29 Performance.D30:Performance.D40 Performance.E29:Performance.E29 Performance.E30:Performance.E4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5" draw:style-name="gr1" svg:width="8cm" svg:height="5cm" svg:x="32.756cm" svg:y="12.432cm">
            <draw:object draw:notify-on-update-of-ranges="Performance.H30:Performance.I40 Performance.J29:Performance.J29 Performance.J30:Performance.J40 Performance.K29:Performance.K29 Performance.K30:Performance.K4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>
            <text:p>Throughput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AJAX</text:p>
          </table:table-cell>
          <table:table-cell table:style-name="ce1" office:value-type="string">
            <text:p>NEWS</text:p>
          </table:table-cell>
          <table:table-cell table:style-name="ce3" office:value-type="string">
            <text:p>FAIL DB</text:p>
          </table:table-cell>
          <table:table-cell table:style-name="ce3" office:value-type="string">
            <text:p>FAIL CPU</text:p>
          </table:table-cell>
          <table:table-cell table:style-name="ce1" office:value-type="string">
            <text:p>Latency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AJAX</text:p>
          </table:table-cell>
          <table:table-cell table:style-name="ce1" office:value-type="string">
            <text:p>NEWS</text:p>
          </table:table-cell>
          <table:table-cell table:style-name="ce1"/>
        </table:table-row>
        <table:table-row table:style-name="ro1">
          <table:table-cell office:value-type="string">
            <text:p>Jetty</text:p>
          </table:table-cell>
          <table:table-cell office:value-type="string">
            <text:p>1n/1a</text:p>
          </table:table-cell>
          <table:table-cell office:value-type="string">
            <text:p>L</text:p>
          </table:table-cell>
          <table:table-cell office:value-type="float" office:value="595">
            <text:p>595</text:p>
          </table:table-cell>
          <table:table-cell office:value-type="float" office:value="139534">
            <text:p>139534</text:p>
          </table:table-cell>
          <table:table-cell table:number-columns-repeated="2"/>
          <table:table-cell office:value-type="string">
            <text:p>1n/1a</text:p>
          </table:table-cell>
          <table:table-cell office:value-type="string">
            <text:p>L</text:p>
          </table:table-cell>
          <table:table-cell office:value-type="float" office:value="100.62">
            <text:p>100.62</text:p>
          </table:table-cell>
          <table:table-cell office:value-type="float" office:value="0.41">
            <text:p>0.41</text:p>
          </table:table-cell>
          <table:table-cell/>
        </table:table-row>
        <table:table-row table:style-name="ro1">
          <table:table-cell office:value-type="string">
            <text:p>Grizzly</text:p>
          </table:table-cell>
          <table:table-cell office:value-type="string">
            <text:p>1n/1a</text:p>
          </table:table-cell>
          <table:table-cell office:value-type="string">
            <text:p>M</text:p>
          </table:table-cell>
          <table:table-cell office:value-type="float" office:value="595">
            <text:p>595</text:p>
          </table:table-cell>
          <table:table-cell office:value-type="float" office:value="144236">
            <text:p>144236</text:p>
          </table:table-cell>
          <table:table-cell table:number-columns-repeated="2"/>
          <table:table-cell office:value-type="string">
            <text:p>1n/1a</text:p>
          </table:table-cell>
          <table:table-cell office:value-type="string">
            <text:p>M</text:p>
          </table:table-cell>
          <table:table-cell office:value-type="float" office:value="100.7">
            <text:p>100.7</text:p>
          </table:table-cell>
          <table:table-cell office:value-type="float" office:value="0.4">
            <text:p>0.4</text:p>
          </table:table-cell>
          <table:table-cell/>
        </table:table-row>
        <table:table-row table:style-name="ro2">
          <table:table-cell office:value-type="string">
            <text:p>OfficeFloor</text:p>
          </table:table-cell>
          <table:table-cell office:value-type="string">
            <text:p>1n/1a</text:p>
          </table:table-cell>
          <table:table-cell office:value-type="string">
            <text:p>O</text:p>
          </table:table-cell>
          <table:table-cell office:value-type="float" office:value="593">
            <text:p>593</text:p>
          </table:table-cell>
          <table:table-cell office:value-type="float" office:value="327701">
            <text:p>327701</text:p>
          </table:table-cell>
          <table:table-cell table:number-columns-repeated="2"/>
          <table:table-cell office:value-type="string">
            <text:p>1n/1a</text:p>
          </table:table-cell>
          <table:table-cell office:value-type="string">
            <text:p>O</text:p>
          </table:table-cell>
          <table:table-cell office:value-type="float" office:value="100.92">
            <text:p>100.92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Jetty</text:p>
          </table:table-cell>
          <table:table-cell office:value-type="string">
            <text:p>10n/10a</text:p>
          </table:table-cell>
          <table:table-cell office:value-type="string">
            <text:p>L</text:p>
          </table:table-cell>
          <table:table-cell office:value-type="float" office:value="5912">
            <text:p>5912</text:p>
          </table:table-cell>
          <table:table-cell office:value-type="float" office:value="791073">
            <text:p>791073</text:p>
          </table:table-cell>
          <table:table-cell table:number-columns-repeated="2"/>
          <table:table-cell office:value-type="string">
            <text:p>10n/10a</text:p>
          </table:table-cell>
          <table:table-cell office:value-type="string">
            <text:p>L</text:p>
          </table:table-cell>
          <table:table-cell office:value-type="float" office:value="102.01">
            <text:p>102.01</text:p>
          </table:table-cell>
          <table:table-cell office:value-type="float" office:value="0.92">
            <text:p>0.92</text:p>
          </table:table-cell>
          <table:table-cell/>
        </table:table-row>
        <table:table-row table:style-name="ro1">
          <table:table-cell office:value-type="string">
            <text:p>Grizzly</text:p>
          </table:table-cell>
          <table:table-cell office:value-type="string">
            <text:p>10n/10a</text:p>
          </table:table-cell>
          <table:table-cell office:value-type="string">
            <text:p>M</text:p>
          </table:table-cell>
          <table:table-cell office:value-type="float" office:value="5909">
            <text:p>5909</text:p>
          </table:table-cell>
          <table:table-cell office:value-type="float" office:value="594247">
            <text:p>594247</text:p>
          </table:table-cell>
          <table:table-cell table:number-columns-repeated="2"/>
          <table:table-cell office:value-type="string">
            <text:p>10n/10a</text:p>
          </table:table-cell>
          <table:table-cell office:value-type="string">
            <text:p>M</text:p>
          </table:table-cell>
          <table:table-cell office:value-type="float" office:value="102.9">
            <text:p>102.9</text:p>
          </table:table-cell>
          <table:table-cell office:value-type="float" office:value="1.95">
            <text:p>1.95</text:p>
          </table:table-cell>
          <table:table-cell/>
        </table:table-row>
        <table:table-row table:style-name="ro2">
          <table:table-cell office:value-type="string">
            <text:p>OfficeFloor</text:p>
          </table:table-cell>
          <table:table-cell office:value-type="string">
            <text:p>10n/10a</text:p>
          </table:table-cell>
          <table:table-cell office:value-type="string">
            <text:p>O</text:p>
          </table:table-cell>
          <table:table-cell office:value-type="float" office:value="5844">
            <text:p>5844</text:p>
          </table:table-cell>
          <table:table-cell office:value-type="float" office:value="824793">
            <text:p>824793</text:p>
          </table:table-cell>
          <table:table-cell table:number-columns-repeated="2"/>
          <table:table-cell office:value-type="string">
            <text:p>10n/10a</text:p>
          </table:table-cell>
          <table:table-cell office:value-type="string">
            <text:p>O</text:p>
          </table:table-cell>
          <table:table-cell office:value-type="float" office:value="107.13">
            <text:p>107.13</text:p>
          </table:table-cell>
          <table:table-cell office:value-type="float" office:value="1.03">
            <text:p>1.03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Jetty</text:p>
          </table:table-cell>
          <table:table-cell office:value-type="string">
            <text:p>100n/100a</text:p>
          </table:table-cell>
          <table:table-cell office:value-type="string">
            <text:p>L</text:p>
          </table:table-cell>
          <table:table-cell office:value-type="float" office:value="55642">
            <text:p>55642</text:p>
          </table:table-cell>
          <table:table-cell office:value-type="float" office:value="988292">
            <text:p>988292</text:p>
          </table:table-cell>
          <table:table-cell table:number-columns-repeated="2"/>
          <table:table-cell office:value-type="string">
            <text:p>100n/100a</text:p>
          </table:table-cell>
          <table:table-cell office:value-type="string">
            <text:p>L</text:p>
          </table:table-cell>
          <table:table-cell office:value-type="float" office:value="112.32">
            <text:p>112.32</text:p>
          </table:table-cell>
          <table:table-cell office:value-type="float" office:value="9.17">
            <text:p>9.17</text:p>
          </table:table-cell>
          <table:table-cell/>
        </table:table-row>
        <table:table-row table:style-name="ro1">
          <table:table-cell office:value-type="string">
            <text:p>Grizzly</text:p>
          </table:table-cell>
          <table:table-cell office:value-type="string">
            <text:p>100n/100a</text:p>
          </table:table-cell>
          <table:table-cell office:value-type="string">
            <text:p>M</text:p>
          </table:table-cell>
          <table:table-cell office:value-type="float" office:value="53383">
            <text:p>53383</text:p>
          </table:table-cell>
          <table:table-cell office:value-type="float" office:value="545097">
            <text:p>545097</text:p>
          </table:table-cell>
          <table:table-cell table:number-columns-repeated="2"/>
          <table:table-cell office:value-type="string">
            <text:p>100n/100a</text:p>
          </table:table-cell>
          <table:table-cell office:value-type="string">
            <text:p>M</text:p>
          </table:table-cell>
          <table:table-cell office:value-type="float" office:value="121.36">
            <text:p>121.36</text:p>
          </table:table-cell>
          <table:table-cell office:value-type="float" office:value="16.98">
            <text:p>16.98</text:p>
          </table:table-cell>
          <table:table-cell/>
        </table:table-row>
        <table:table-row table:style-name="ro2">
          <table:table-cell office:value-type="string">
            <text:p>OfficeFloor</text:p>
          </table:table-cell>
          <table:table-cell office:value-type="string">
            <text:p>100n/100a</text:p>
          </table:table-cell>
          <table:table-cell office:value-type="string">
            <text:p>O</text:p>
          </table:table-cell>
          <table:table-cell office:value-type="float" office:value="54200">
            <text:p>54200</text:p>
          </table:table-cell>
          <table:table-cell office:value-type="float" office:value="760993">
            <text:p>760993</text:p>
          </table:table-cell>
          <table:table-cell table:number-columns-repeated="2"/>
          <table:table-cell office:value-type="string">
            <text:p>100n/100a</text:p>
          </table:table-cell>
          <table:table-cell office:value-type="string">
            <text:p>O</text:p>
          </table:table-cell>
          <table:table-cell office:value-type="float" office:value="122.03">
            <text:p>122.03</text:p>
          </table:table-cell>
          <table:table-cell office:value-type="float" office:value="15.79">
            <text:p>15.7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>
            <text:p>Throughput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AJAX</text:p>
          </table:table-cell>
          <table:table-cell table:style-name="ce1" office:value-type="string">
            <text:p>NEWS</text:p>
          </table:table-cell>
          <table:table-cell table:style-name="ce3" office:value-type="string">
            <text:p>FAIL DB</text:p>
          </table:table-cell>
          <table:table-cell table:style-name="ce3" office:value-type="string">
            <text:p>FAIL CPU</text:p>
          </table:table-cell>
          <table:table-cell table:style-name="ce1" office:value-type="string">
            <text:p>Latency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AJAX</text:p>
          </table:table-cell>
          <table:table-cell table:style-name="ce1" office:value-type="string">
            <text:p>NEWS</text:p>
          </table:table-cell>
          <table:table-cell/>
        </table:table-row>
        <table:table-row table:style-name="ro1">
          <table:table-cell office:value-type="string">
            <text:p>Jetty</text:p>
          </table:table-cell>
          <table:table-cell office:value-type="string">
            <text:p>1000n/100a</text:p>
          </table:table-cell>
          <table:table-cell office:value-type="string">
            <text:p>L</text:p>
          </table:table-cell>
          <table:table-cell office:value-type="float" office:value="36401">
            <text:p>36401</text:p>
          </table:table-cell>
          <table:table-cell office:value-type="float" office:value="1096552">
            <text:p>1096552</text:p>
          </table:table-cell>
          <table:table-cell table:number-columns-repeated="2"/>
          <table:table-cell office:value-type="string">
            <text:p>1000n/100a</text:p>
          </table:table-cell>
          <table:table-cell office:value-type="string">
            <text:p>L</text:p>
          </table:table-cell>
          <table:table-cell office:value-type="float" office:value="198.94">
            <text:p>198.94</text:p>
          </table:table-cell>
          <table:table-cell office:value-type="float" office:value="80.57">
            <text:p>80.57</text:p>
          </table:table-cell>
          <table:table-cell/>
        </table:table-row>
        <table:table-row table:style-name="ro1">
          <table:table-cell office:value-type="string">
            <text:p>Grizzly</text:p>
          </table:table-cell>
          <table:table-cell office:value-type="string">
            <text:p>1000n/100a</text:p>
          </table:table-cell>
          <table:table-cell office:value-type="string">
            <text:p>M</text:p>
          </table:table-cell>
          <table:table-cell office:value-type="float" office:value="29534">
            <text:p>29534</text:p>
          </table:table-cell>
          <table:table-cell office:value-type="float" office:value="594259">
            <text:p>594259</text:p>
          </table:table-cell>
          <table:table-cell table:number-columns-repeated="2"/>
          <table:table-cell office:value-type="string">
            <text:p>1000n/100a</text:p>
          </table:table-cell>
          <table:table-cell office:value-type="string">
            <text:p>M</text:p>
          </table:table-cell>
          <table:table-cell office:value-type="float" office:value="238.32">
            <text:p>238.32</text:p>
          </table:table-cell>
          <table:table-cell office:value-type="float" office:value="120.14">
            <text:p>120.14</text:p>
          </table:table-cell>
          <table:table-cell/>
        </table:table-row>
        <table:table-row table:style-name="ro2">
          <table:table-cell office:value-type="string">
            <text:p>OfficeFloor</text:p>
          </table:table-cell>
          <table:table-cell office:value-type="string">
            <text:p>1000n/100a</text:p>
          </table:table-cell>
          <table:table-cell office:value-type="string">
            <text:p>O</text:p>
          </table:table-cell>
          <table:table-cell office:value-type="float" office:value="33215">
            <text:p>33215</text:p>
          </table:table-cell>
          <table:table-cell office:value-type="float" office:value="793608">
            <text:p>793608</text:p>
          </table:table-cell>
          <table:table-cell table:number-columns-repeated="2"/>
          <table:table-cell office:value-type="string">
            <text:p>1000n/100a</text:p>
          </table:table-cell>
          <table:table-cell office:value-type="string">
            <text:p>O</text:p>
          </table:table-cell>
          <table:table-cell office:value-type="float" office:value="278.72">
            <text:p>278.72</text:p>
          </table:table-cell>
          <table:table-cell office:value-type="float" office:value="153.87">
            <text:p>153.87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Jetty</text:p>
          </table:table-cell>
          <table:table-cell office:value-type="string">
            <text:p>1000n/1000a</text:p>
          </table:table-cell>
          <table:table-cell office:value-type="string">
            <text:p>L</text:p>
          </table:table-cell>
          <table:table-cell office:value-type="float" office:value="98764">
            <text:p>98764</text:p>
          </table:table-cell>
          <table:table-cell office:value-type="float" office:value="131775">
            <text:p>131775</text:p>
          </table:table-cell>
          <table:table-cell table:number-columns-repeated="2"/>
          <table:table-cell office:value-type="string">
            <text:p>1000n/1000a</text:p>
          </table:table-cell>
          <table:table-cell office:value-type="string">
            <text:p>L</text:p>
          </table:table-cell>
          <table:table-cell office:value-type="float" office:value="616.25">
            <text:p>616.25</text:p>
          </table:table-cell>
          <table:table-cell office:value-type="float" office:value="467.31">
            <text:p>467.31</text:p>
          </table:table-cell>
          <table:table-cell/>
        </table:table-row>
        <table:table-row table:style-name="ro1">
          <table:table-cell office:value-type="string">
            <text:p>Grizzly</text:p>
          </table:table-cell>
          <table:table-cell office:value-type="string">
            <text:p>1000n/1000a</text:p>
          </table:table-cell>
          <table:table-cell office:value-type="string">
            <text:p>M</text:p>
          </table:table-cell>
          <table:table-cell office:value-type="float" office:value="77283">
            <text:p>77283</text:p>
          </table:table-cell>
          <table:table-cell office:value-type="float" office:value="504102">
            <text:p>504102</text:p>
          </table:table-cell>
          <table:table-cell table:number-columns-repeated="2"/>
          <table:table-cell office:value-type="string">
            <text:p>1000n/1000a</text:p>
          </table:table-cell>
          <table:table-cell office:value-type="string">
            <text:p>M</text:p>
          </table:table-cell>
          <table:table-cell office:value-type="float" office:value="843.25">
            <text:p>843.25</text:p>
          </table:table-cell>
          <table:table-cell office:value-type="float" office:value="142.18">
            <text:p>142.18</text:p>
          </table:table-cell>
          <table:table-cell/>
        </table:table-row>
        <table:table-row table:style-name="ro2">
          <table:table-cell office:value-type="string">
            <text:p>OfficeFloor</text:p>
          </table:table-cell>
          <table:table-cell office:value-type="string">
            <text:p>1000n/1000a</text:p>
          </table:table-cell>
          <table:table-cell office:value-type="string">
            <text:p>O</text:p>
          </table:table-cell>
          <table:table-cell office:value-type="float" office:value="99684">
            <text:p>99684</text:p>
          </table:table-cell>
          <table:table-cell office:value-type="float" office:value="739036">
            <text:p>739036</text:p>
          </table:table-cell>
          <table:table-cell table:number-columns-repeated="2"/>
          <table:table-cell office:value-type="string">
            <text:p>1000n/1000a</text:p>
          </table:table-cell>
          <table:table-cell office:value-type="string">
            <text:p>O</text:p>
          </table:table-cell>
          <table:table-cell office:value-type="float" office:value="753.04">
            <text:p>753.04</text:p>
          </table:table-cell>
          <table:table-cell office:value-type="float" office:value="158.01">
            <text:p>158.01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Jetty</text:p>
          </table:table-cell>
          <table:table-cell office:value-type="string">
            <text:p>100n/1000a</text:p>
          </table:table-cell>
          <table:table-cell office:value-type="string">
            <text:p>L</text:p>
          </table:table-cell>
          <table:table-cell office:value-type="float" office:value="140034">
            <text:p>140034</text:p>
          </table:table-cell>
          <table:table-cell office:value-type="float" office:value="18736">
            <text:p>18736</text:p>
          </table:table-cell>
          <table:table-cell table:number-columns-repeated="2"/>
          <table:table-cell office:value-type="string">
            <text:p>100n/1000a</text:p>
          </table:table-cell>
          <table:table-cell office:value-type="string">
            <text:p>L</text:p>
          </table:table-cell>
          <table:table-cell office:value-type="float" office:value="444.73">
            <text:p>444.73</text:p>
          </table:table-cell>
          <table:table-cell office:value-type="float" office:value="334.57">
            <text:p>334.57</text:p>
          </table:table-cell>
          <table:table-cell/>
        </table:table-row>
        <table:table-row table:style-name="ro1">
          <table:table-cell office:value-type="string">
            <text:p>Grizzly</text:p>
          </table:table-cell>
          <table:table-cell office:value-type="string">
            <text:p>100n/1000a</text:p>
          </table:table-cell>
          <table:table-cell office:value-type="string">
            <text:p>M</text:p>
          </table:table-cell>
          <table:table-cell office:value-type="float" office:value="71337">
            <text:p>71337</text:p>
          </table:table-cell>
          <table:table-cell office:value-type="float" office:value="504757">
            <text:p>504757</text:p>
          </table:table-cell>
          <table:table-cell table:number-columns-repeated="2"/>
          <table:table-cell office:value-type="string">
            <text:p>100n/1000a</text:p>
          </table:table-cell>
          <table:table-cell office:value-type="string">
            <text:p>M</text:p>
          </table:table-cell>
          <table:table-cell office:value-type="float" office:value="896.63">
            <text:p>896.63</text:p>
          </table:table-cell>
          <table:table-cell office:value-type="float" office:value="18.78">
            <text:p>18.78</text:p>
          </table:table-cell>
          <table:table-cell/>
        </table:table-row>
        <table:table-row table:style-name="ro2">
          <table:table-cell office:value-type="string">
            <text:p>OfficeFloor</text:p>
          </table:table-cell>
          <table:table-cell office:value-type="string">
            <text:p>100n/1000a</text:p>
          </table:table-cell>
          <table:table-cell office:value-type="string">
            <text:p>O</text:p>
          </table:table-cell>
          <table:table-cell office:value-type="float" office:value="108553">
            <text:p>108553</text:p>
          </table:table-cell>
          <table:table-cell office:value-type="float" office:value="697691">
            <text:p>697691</text:p>
          </table:table-cell>
          <table:table-cell table:number-columns-repeated="2"/>
          <table:table-cell office:value-type="string">
            <text:p>100n/1000a</text:p>
          </table:table-cell>
          <table:table-cell office:value-type="string">
            <text:p>O</text:p>
          </table:table-cell>
          <table:table-cell office:value-type="float" office:value="634.95">
            <text:p>634.95</text:p>
          </table:table-cell>
          <table:table-cell office:value-type="float" office:value="17.11">
            <text:p>17.1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>
            <text:p>Throughput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AJAX</text:p>
          </table:table-cell>
          <table:table-cell table:style-name="ce1" office:value-type="string">
            <text:p>NEWS</text:p>
          </table:table-cell>
          <table:table-cell table:style-name="ce3" office:value-type="string">
            <text:p>FAIL DB</text:p>
          </table:table-cell>
          <table:table-cell table:style-name="ce3" office:value-type="string">
            <text:p>FAIL CPU</text:p>
          </table:table-cell>
          <table:table-cell table:style-name="ce1" office:value-type="string">
            <text:p>Latency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AJAX</text:p>
          </table:table-cell>
          <table:table-cell table:style-name="ce1" office:value-type="string">
            <text:p>NEWS</text:p>
          </table:table-cell>
          <table:table-cell/>
        </table:table-row>
        <table:table-row table:style-name="ro1">
          <table:table-cell office:value-type="string">
            <text:p>Jetty</text:p>
          </table:table-cell>
          <table:table-cell office:value-type="string">
            <text:p>10000n/1000a</text:p>
          </table:table-cell>
          <table:table-cell office:value-type="string">
            <text:p>L</text:p>
          </table:table-cell>
          <table:table-cell office:value-type="float" office:value="77412">
            <text:p>77412</text:p>
          </table:table-cell>
          <table:table-cell office:value-type="float" office:value="941359">
            <text:p>941359</text:p>
          </table:table-cell>
          <table:table-cell table:number-columns-repeated="2"/>
          <table:table-cell office:value-type="string">
            <text:p>10000n/1000a</text:p>
          </table:table-cell>
          <table:table-cell office:value-type="string">
            <text:p>L</text:p>
          </table:table-cell>
          <table:table-cell office:value-type="float" office:value="952.21">
            <text:p>952.21</text:p>
          </table:table-cell>
          <table:table-cell office:value-type="float" office:value="803.26">
            <text:p>803.26</text:p>
          </table:table-cell>
          <table:table-cell/>
        </table:table-row>
        <table:table-row table:style-name="ro1">
          <table:table-cell office:value-type="string">
            <text:p>Grizzly</text:p>
          </table:table-cell>
          <table:table-cell office:value-type="string">
            <text:p>10000n/1000a</text:p>
          </table:table-cell>
          <table:table-cell office:value-type="string">
            <text:p>M</text:p>
          </table:table-cell>
          <table:table-cell office:value-type="float" office:value="50022">
            <text:p>50022</text:p>
          </table:table-cell>
          <table:table-cell office:value-type="float" office:value="550253">
            <text:p>550253</text:p>
          </table:table-cell>
          <table:table-cell table:number-columns-repeated="2"/>
          <table:table-cell office:value-type="string">
            <text:p>10000n/1000a</text:p>
          </table:table-cell>
          <table:table-cell office:value-type="string">
            <text:p>M</text:p>
          </table:table-cell>
          <table:table-cell office:value-type="float" office:value="635.41">
            <text:p>635.41</text:p>
          </table:table-cell>
          <table:table-cell office:value-type="float" office:value="473.06">
            <text:p>473.06</text:p>
          </table:table-cell>
          <table:table-cell/>
        </table:table-row>
        <table:table-row table:style-name="ro2">
          <table:table-cell office:value-type="string">
            <text:p>OfficeFloor</text:p>
          </table:table-cell>
          <table:table-cell office:value-type="string">
            <text:p>10000n/1000a</text:p>
          </table:table-cell>
          <table:table-cell office:value-type="string">
            <text:p>O</text:p>
          </table:table-cell>
          <table:table-cell office:value-type="float" office:value="62118">
            <text:p>62118</text:p>
          </table:table-cell>
          <table:table-cell office:value-type="float" office:value="703276">
            <text:p>703276</text:p>
          </table:table-cell>
          <table:table-cell table:number-columns-repeated="2"/>
          <table:table-cell office:value-type="string">
            <text:p>10000n/1000a</text:p>
          </table:table-cell>
          <table:table-cell office:value-type="string">
            <text:p>O</text:p>
          </table:table-cell>
          <table:table-cell office:value-type="float" office:value="1556.86">
            <text:p>1556.86</text:p>
          </table:table-cell>
          <table:table-cell office:value-type="float" office:value="1297.27">
            <text:p>1297.27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Jetty</text:p>
          </table:table-cell>
          <table:table-cell office:value-type="string">
            <text:p>10000n/10000a</text:p>
          </table:table-cell>
          <table:table-cell office:value-type="string">
            <text:p>L</text:p>
          </table:table-cell>
          <table:table-cell office:value-type="float" office:value="106950">
            <text:p>106950</text:p>
          </table:table-cell>
          <table:table-cell office:value-type="float" office:value="110201">
            <text:p>110201</text:p>
          </table:table-cell>
          <table:table-cell table:number-columns-repeated="2"/>
          <table:table-cell office:value-type="string">
            <text:p>10000n/10000a</text:p>
          </table:table-cell>
          <table:table-cell office:value-type="string">
            <text:p>L</text:p>
          </table:table-cell>
          <table:table-cell office:value-type="float" office:value="5995.83">
            <text:p>5995.83</text:p>
          </table:table-cell>
          <table:table-cell office:value-type="float" office:value="5858.93">
            <text:p>5858.93</text:p>
          </table:table-cell>
          <table:table-cell/>
        </table:table-row>
        <table:table-row table:style-name="ro1">
          <table:table-cell office:value-type="string">
            <text:p>Grizzly</text:p>
          </table:table-cell>
          <table:table-cell office:value-type="string">
            <text:p>10000n/10000a</text:p>
          </table:table-cell>
          <table:table-cell office:value-type="string">
            <text:p>M</text:p>
          </table:table-cell>
          <table:table-cell office:value-type="float" office:value="50889">
            <text:p>50889</text:p>
          </table:table-cell>
          <table:table-cell office:value-type="float" office:value="204240">
            <text:p>204240</text:p>
          </table:table-cell>
          <table:table-cell table:number-columns-repeated="2"/>
          <table:table-cell office:value-type="string">
            <text:p>10000n/10000a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office:value-type="string">
            <text:p>OfficeFloor</text:p>
          </table:table-cell>
          <table:table-cell office:value-type="string">
            <text:p>10000n/10000a</text:p>
          </table:table-cell>
          <table:table-cell office:value-type="string">
            <text:p>O</text:p>
          </table:table-cell>
          <table:table-cell office:value-type="float" office:value="94764">
            <text:p>94764</text:p>
          </table:table-cell>
          <table:table-cell office:value-type="float" office:value="593084">
            <text:p>593084</text:p>
          </table:table-cell>
          <table:table-cell table:number-columns-repeated="2"/>
          <table:table-cell office:value-type="string">
            <text:p>10000n/10000a</text:p>
          </table:table-cell>
          <table:table-cell office:value-type="string">
            <text:p>O</text:p>
          </table:table-cell>
          <table:table-cell office:value-type="float" office:value="7362.83">
            <text:p>7362.83</text:p>
          </table:table-cell>
          <table:table-cell office:value-type="float" office:value="1679.19">
            <text:p>1679.19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Jetty</text:p>
          </table:table-cell>
          <table:table-cell office:value-type="string">
            <text:p>1000n/10000a</text:p>
          </table:table-cell>
          <table:table-cell office:value-type="string">
            <text:p>L</text:p>
          </table:table-cell>
          <table:table-cell office:value-type="float" office:value="138554">
            <text:p>138554</text:p>
          </table:table-cell>
          <table:table-cell office:value-type="float" office:value="14238">
            <text:p>14238</text:p>
          </table:table-cell>
          <table:table-cell table:number-columns-repeated="2"/>
          <table:table-cell office:value-type="string">
            <text:p>1000n/10000a</text:p>
          </table:table-cell>
          <table:table-cell office:value-type="string">
            <text:p>L</text:p>
          </table:table-cell>
          <table:table-cell office:value-type="float" office:value="4471.48">
            <text:p>4471.48</text:p>
          </table:table-cell>
          <table:table-cell office:value-type="float" office:value="4362.53">
            <text:p>4362.53</text:p>
          </table:table-cell>
          <table:table-cell/>
        </table:table-row>
        <table:table-row table:style-name="ro1">
          <table:table-cell office:value-type="string">
            <text:p>Grizzly</text:p>
          </table:table-cell>
          <table:table-cell office:value-type="string">
            <text:p>1000n/10000a</text:p>
          </table:table-cell>
          <table:table-cell office:value-type="string">
            <text:p>M</text:p>
          </table:table-cell>
          <table:table-cell office:value-type="float" office:value="54958">
            <text:p>54958</text:p>
          </table:table-cell>
          <table:table-cell office:value-type="float" office:value="262716">
            <text:p>262716</text:p>
          </table:table-cell>
          <table:table-cell office:value-type="float" office:value="723">
            <text:p>723</text:p>
          </table:table-cell>
          <table:table-cell office:value-type="float" office:value="157">
            <text:p>157</text:p>
          </table:table-cell>
          <table:table-cell office:value-type="string">
            <text:p>1000n/10000a</text:p>
          </table:table-cell>
          <table:table-cell office:value-type="string">
            <text:p>M</text:p>
          </table:table-cell>
          <table:table-cell office:value-type="float" office:value="23439.98">
            <text:p>23439.98</text:p>
          </table:table-cell>
          <table:table-cell office:value-type="float" office:value="247.57">
            <text:p>247.57</text:p>
          </table:table-cell>
          <table:table-cell/>
        </table:table-row>
        <table:table-row table:style-name="ro2">
          <table:table-cell office:value-type="string">
            <text:p>OfficeFloor</text:p>
          </table:table-cell>
          <table:table-cell office:value-type="string">
            <text:p>1000n/10000a</text:p>
          </table:table-cell>
          <table:table-cell office:value-type="string">
            <text:p>O</text:p>
          </table:table-cell>
          <table:table-cell office:value-type="float" office:value="98727">
            <text:p>98727</text:p>
          </table:table-cell>
          <table:table-cell office:value-type="float" office:value="615502">
            <text:p>615502</text:p>
          </table:table-cell>
          <table:table-cell table:number-columns-repeated="2"/>
          <table:table-cell office:value-type="string">
            <text:p>1000n/10000a</text:p>
          </table:table-cell>
          <table:table-cell office:value-type="string">
            <text:p>O</text:p>
          </table:table-cell>
          <table:table-cell office:value-type="float" office:value="6622.04">
            <text:p>6622.04</text:p>
          </table:table-cell>
          <table:table-cell office:value-type="float" office:value="222.68">
            <text:p>222.68</text:p>
          </table:table-cell>
          <table:table-cell/>
        </table:table-row>
        <table:table-row table:style-name="ro1" table:number-rows-repeated="104853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lanie Sagenschneider</meta:initial-creator>
    <meta:creation-date>2012-07-27T18:37:06</meta:creation-date>
    <dc:date>2012-08-28T15:04:58</dc:date>
    <dc:creator>Daniel Sagenschneider</dc:creator>
    <meta:editing-duration>PT11H56M31S</meta:editing-duration>
    <meta:editing-cycles>348</meta:editing-cycles>
    <meta:generator>LibreOffice/3.5$Linux_X86_64 LibreOffice_project/350m1$Build-2</meta:generator>
    <meta:document-statistic meta:table-count="1" meta:cell-count="27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graphic-properties draw:fill-color="#ffff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01cm" svg:height="5.001cm" xlink:href=".." xlink:type="simple" chart:class="chart:bar" chart:style-name="ch1">
        <chart:legend svg:x="3.876cm" svg:y="0cm" style:legend-expansion="custom" chartooo:width="2.639cm" chartooo:height="1.37cm" style:legend-expansion-aspect-ratio="1.92627737226277" chart:style-name="ch2"/>
        <chart:plot-area chart:style-name="ch3" table:cell-range-address="Performance.B16:Performance.E27" chart:data-source-has-labels="both" svg:x="0.605cm" svg:y="0.221cm" svg:width="6.243cm" svg:height="3.933cm">
          <chartooo:coordinate-region svg:x="2.152cm" svg:y="0.42cm" svg:width="4.696cm" svg:height="3.007cm"/>
          <chart:axis chart:dimension="x" chart:name="primary-x" chart:style-name="ch4" chartooo:axis-type="auto">
            <chartooo:date-scale/>
            <chart:categories table:cell-range-address="Performance.B17:Performance.C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ormance.D17:Performance.D27" chart:label-cell-address="Performance.D16:Performance.D16" chart:class="chart:bar">
            <chart:data-point chart:repeated="11"/>
          </chart:series>
          <chart:series chart:style-name="ch8" chart:values-cell-range-address="Performance.E17:Performance.E27" chart:label-cell-address="Performance.E16:Performance.E16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JAX</text:p>
                <draw:g>
                  <svg:desc>Performance.D16:Performance.D16</svg:desc>
                </draw:g>
              </table:table-cell>
              <table:table-cell office:value-type="string">
                <text:p>NEWS</text:p>
                <draw:g>
                  <svg:desc>Performance.E16:Performance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n/100a L</text:p>
                <text:list>
                  <text:list-item>
                    <text:p>1000n/100a</text:p>
                  </text:list-item>
                  <text:list-item>
                    <text:p>L</text:p>
                  </text:list-item>
                </text:list>
                <draw:g>
                  <svg:desc>Performance.B17:Performance.C27</svg:desc>
                </draw:g>
              </table:table-cell>
              <table:table-cell office:value-type="float" office:value="36401">
                <text:p>36401</text:p>
                <draw:g>
                  <svg:desc>Performance.D17:Performance.D27</svg:desc>
                </draw:g>
              </table:table-cell>
              <table:table-cell office:value-type="float" office:value="1096552">
                <text:p>1096552</text:p>
                <draw:g>
                  <svg:desc>Performance.E17:Performance.E27</svg:desc>
                </draw:g>
              </table:table-cell>
            </table:table-row>
            <table:table-row>
              <table:table-cell office:value-type="string">
                <text:p>1000n/100a M</text:p>
                <text:list>
                  <text:list-item>
                    <text:p>1000n/100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29534">
                <text:p>29534</text:p>
              </table:table-cell>
              <table:table-cell office:value-type="float" office:value="594259">
                <text:p>594259</text:p>
              </table:table-cell>
            </table:table-row>
            <table:table-row>
              <table:table-cell office:value-type="string">
                <text:p>1000n/100a O</text:p>
                <text:list>
                  <text:list-item>
                    <text:p>1000n/100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33215">
                <text:p>33215</text:p>
              </table:table-cell>
              <table:table-cell office:value-type="float" office:value="793608">
                <text:p>793608</text:p>
              </table:table-cell>
            </table:table-row>
            <table:table-row>
              <table:table-cell office:value-type="string">
                <text:p>1000n/100a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n/1000a L</text:p>
                <text:list>
                  <text:list-item>
                    <text:p>1000n/1000a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98764">
                <text:p>98764</text:p>
              </table:table-cell>
              <table:table-cell office:value-type="float" office:value="131775">
                <text:p>131775</text:p>
              </table:table-cell>
            </table:table-row>
            <table:table-row>
              <table:table-cell office:value-type="string">
                <text:p>1000n/1000a M</text:p>
                <text:list>
                  <text:list-item>
                    <text:p>1000n/1000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77283">
                <text:p>77283</text:p>
              </table:table-cell>
              <table:table-cell office:value-type="float" office:value="504102">
                <text:p>504102</text:p>
              </table:table-cell>
            </table:table-row>
            <table:table-row>
              <table:table-cell office:value-type="string">
                <text:p>1000n/1000a O</text:p>
                <text:list>
                  <text:list-item>
                    <text:p>1000n/1000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99684">
                <text:p>99684</text:p>
              </table:table-cell>
              <table:table-cell office:value-type="float" office:value="739036">
                <text:p>739036</text:p>
              </table:table-cell>
            </table:table-row>
            <table:table-row>
              <table:table-cell office:value-type="string">
                <text:p>1000n/1000a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n/1000a L</text:p>
                <text:list>
                  <text:list-item>
                    <text:p>100n/1000a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140034">
                <text:p>140034</text:p>
              </table:table-cell>
              <table:table-cell office:value-type="float" office:value="18736">
                <text:p>18736</text:p>
              </table:table-cell>
            </table:table-row>
            <table:table-row>
              <table:table-cell office:value-type="string">
                <text:p>100n/1000a M</text:p>
                <text:list>
                  <text:list-item>
                    <text:p>100n/1000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71337">
                <text:p>71337</text:p>
              </table:table-cell>
              <table:table-cell office:value-type="float" office:value="504757">
                <text:p>504757</text:p>
              </table:table-cell>
            </table:table-row>
            <table:table-row>
              <table:table-cell office:value-type="string">
                <text:p>100n/1000a O</text:p>
                <text:list>
                  <text:list-item>
                    <text:p>100n/1000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108553">
                <text:p>108553</text:p>
              </table:table-cell>
              <table:table-cell office:value-type="float" office:value="697691">
                <text:p>6976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0000" dr3d:edge-rounding="5%"/>
      <style:text-properties fo:font-size="10pt" style:font-size-asian="10pt" style:font-size-complex="10pt"/>
    </style:style>
    <style:style style:name="ch8" style:family="chart" style:data-style-name="N0">
      <style:graphic-properties draw:fill-color="#ffff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01cm" svg:height="5.001cm" xlink:href=".." xlink:type="simple" chart:class="chart:bar" chart:style-name="ch1">
        <chart:legend svg:x="1.577cm" svg:y="0.331cm" style:legend-expansion="custom" chartooo:width="3.152cm" chartooo:height="1.171cm" style:legend-expansion-aspect-ratio="2.69171648163962" chart:style-name="ch2"/>
        <chart:plot-area chart:style-name="ch3" table:cell-range-address="Performance.H16:Performance.K27" chart:data-source-has-labels="both" svg:x="0.608cm" svg:y="0.497cm" svg:width="6.028cm" svg:height="3.942cm">
          <chartooo:coordinate-region svg:x="1.6cm" svg:y="0.696cm" svg:width="5.036cm" svg:height="3.016cm"/>
          <chart:axis chart:dimension="x" chart:name="primary-x" chart:style-name="ch4" chartooo:axis-type="auto">
            <chartooo:date-scale/>
            <chart:categories table:cell-range-address="Performance.H17:Performance.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ormance.J17:Performance.J27" chart:label-cell-address="Performance.J16:Performance.J16" chart:class="chart:bar">
            <chart:data-point chart:repeated="11"/>
          </chart:series>
          <chart:series chart:style-name="ch8" chart:values-cell-range-address="Performance.K17:Performance.K27" chart:label-cell-address="Performance.K16:Performance.K16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JAX</text:p>
                <draw:g>
                  <svg:desc>Performance.J16:Performance.J16</svg:desc>
                </draw:g>
              </table:table-cell>
              <table:table-cell office:value-type="string">
                <text:p>NEWS</text:p>
                <draw:g>
                  <svg:desc>Performance.K16:Performance.K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n/100a L</text:p>
                <text:list>
                  <text:list-item>
                    <text:p>1000n/100a</text:p>
                  </text:list-item>
                  <text:list-item>
                    <text:p>L</text:p>
                  </text:list-item>
                </text:list>
                <draw:g>
                  <svg:desc>Performance.H17:Performance.I27</svg:desc>
                </draw:g>
              </table:table-cell>
              <table:table-cell office:value-type="float" office:value="198.94">
                <text:p>198.94</text:p>
                <draw:g>
                  <svg:desc>Performance.J17:Performance.J27</svg:desc>
                </draw:g>
              </table:table-cell>
              <table:table-cell office:value-type="float" office:value="80.57">
                <text:p>80.57</text:p>
                <draw:g>
                  <svg:desc>Performance.K17:Performance.K27</svg:desc>
                </draw:g>
              </table:table-cell>
            </table:table-row>
            <table:table-row>
              <table:table-cell office:value-type="string">
                <text:p>1000n/100a M</text:p>
                <text:list>
                  <text:list-item>
                    <text:p>1000n/100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238.32">
                <text:p>238.32</text:p>
              </table:table-cell>
              <table:table-cell office:value-type="float" office:value="120.14">
                <text:p>120.14</text:p>
              </table:table-cell>
            </table:table-row>
            <table:table-row>
              <table:table-cell office:value-type="string">
                <text:p>1000n/100a O</text:p>
                <text:list>
                  <text:list-item>
                    <text:p>1000n/100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278.72">
                <text:p>278.72</text:p>
              </table:table-cell>
              <table:table-cell office:value-type="float" office:value="153.87">
                <text:p>153.87</text:p>
              </table:table-cell>
            </table:table-row>
            <table:table-row>
              <table:table-cell office:value-type="string">
                <text:p>1000n/100a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n/1000a L</text:p>
                <text:list>
                  <text:list-item>
                    <text:p>1000n/1000a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616.25">
                <text:p>616.25</text:p>
              </table:table-cell>
              <table:table-cell office:value-type="float" office:value="467.31">
                <text:p>467.31</text:p>
              </table:table-cell>
            </table:table-row>
            <table:table-row>
              <table:table-cell office:value-type="string">
                <text:p>1000n/1000a M</text:p>
                <text:list>
                  <text:list-item>
                    <text:p>1000n/1000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843.25">
                <text:p>843.25</text:p>
              </table:table-cell>
              <table:table-cell office:value-type="float" office:value="142.18">
                <text:p>142.18</text:p>
              </table:table-cell>
            </table:table-row>
            <table:table-row>
              <table:table-cell office:value-type="string">
                <text:p>1000n/1000a O</text:p>
                <text:list>
                  <text:list-item>
                    <text:p>1000n/1000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753.04">
                <text:p>753.04</text:p>
              </table:table-cell>
              <table:table-cell office:value-type="float" office:value="158.01">
                <text:p>158.01</text:p>
              </table:table-cell>
            </table:table-row>
            <table:table-row>
              <table:table-cell office:value-type="string">
                <text:p>1000n/1000a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n/1000a L</text:p>
                <text:list>
                  <text:list-item>
                    <text:p>100n/1000a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444.73">
                <text:p>444.73</text:p>
              </table:table-cell>
              <table:table-cell office:value-type="float" office:value="334.57">
                <text:p>334.57</text:p>
              </table:table-cell>
            </table:table-row>
            <table:table-row>
              <table:table-cell office:value-type="string">
                <text:p>100n/1000a M</text:p>
                <text:list>
                  <text:list-item>
                    <text:p>100n/1000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896.63">
                <text:p>896.63</text:p>
              </table:table-cell>
              <table:table-cell office:value-type="float" office:value="18.78">
                <text:p>18.78</text:p>
              </table:table-cell>
            </table:table-row>
            <table:table-row>
              <table:table-cell office:value-type="string">
                <text:p>100n/1000a O</text:p>
                <text:list>
                  <text:list-item>
                    <text:p>100n/1000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634.95">
                <text:p>634.95</text:p>
              </table:table-cell>
              <table:table-cell office:value-type="float" office:value="17.11">
                <text:p>17.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graphic-properties draw:fill-color="#ffff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01cm" svg:height="5.001cm" xlink:href=".." xlink:type="simple" chart:class="chart:bar" chart:style-name="ch1">
        <chart:legend svg:x="3.876cm" svg:y="0cm" style:legend-expansion="custom" chartooo:width="2.639cm" chartooo:height="1.37cm" style:legend-expansion-aspect-ratio="1.92627737226277" chart:style-name="ch2"/>
        <chart:plot-area chart:style-name="ch3" table:cell-range-address="Performance.B29:Performance.E40" chart:data-source-has-labels="both" svg:x="0.605cm" svg:y="0.221cm" svg:width="6.243cm" svg:height="3.933cm">
          <chartooo:coordinate-region svg:x="2.152cm" svg:y="0.42cm" svg:width="4.696cm" svg:height="3.007cm"/>
          <chart:axis chart:dimension="x" chart:name="primary-x" chart:style-name="ch4" chartooo:axis-type="auto">
            <chartooo:date-scale/>
            <chart:categories table:cell-range-address="Performance.B30:Performance.C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ormance.D30:Performance.D40" chart:label-cell-address="Performance.D29:Performance.D29" chart:class="chart:bar">
            <chart:data-point chart:repeated="11"/>
          </chart:series>
          <chart:series chart:style-name="ch8" chart:values-cell-range-address="Performance.E30:Performance.E40" chart:label-cell-address="Performance.E29:Performance.E29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JAX</text:p>
                <draw:g>
                  <svg:desc>Performance.D29:Performance.D29</svg:desc>
                </draw:g>
              </table:table-cell>
              <table:table-cell office:value-type="string">
                <text:p>NEWS</text:p>
                <draw:g>
                  <svg:desc>Performance.E29:Performance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n/1000a L</text:p>
                <text:list>
                  <text:list-item>
                    <text:p>10000n/1000a</text:p>
                  </text:list-item>
                  <text:list-item>
                    <text:p>L</text:p>
                  </text:list-item>
                </text:list>
                <draw:g>
                  <svg:desc>Performance.B30:Performance.C40</svg:desc>
                </draw:g>
              </table:table-cell>
              <table:table-cell office:value-type="float" office:value="77412">
                <text:p>77412</text:p>
                <draw:g>
                  <svg:desc>Performance.D30:Performance.D40</svg:desc>
                </draw:g>
              </table:table-cell>
              <table:table-cell office:value-type="float" office:value="941359">
                <text:p>941359</text:p>
                <draw:g>
                  <svg:desc>Performance.E30:Performance.E40</svg:desc>
                </draw:g>
              </table:table-cell>
            </table:table-row>
            <table:table-row>
              <table:table-cell office:value-type="string">
                <text:p>10000n/1000a M</text:p>
                <text:list>
                  <text:list-item>
                    <text:p>10000n/1000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50022">
                <text:p>50022</text:p>
              </table:table-cell>
              <table:table-cell office:value-type="float" office:value="550253">
                <text:p>550253</text:p>
              </table:table-cell>
            </table:table-row>
            <table:table-row>
              <table:table-cell office:value-type="string">
                <text:p>10000n/1000a O</text:p>
                <text:list>
                  <text:list-item>
                    <text:p>10000n/1000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62118">
                <text:p>62118</text:p>
              </table:table-cell>
              <table:table-cell office:value-type="float" office:value="703276">
                <text:p>703276</text:p>
              </table:table-cell>
            </table:table-row>
            <table:table-row>
              <table:table-cell office:value-type="string">
                <text:p>10000n/1000a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n/10000a L</text:p>
                <text:list>
                  <text:list-item>
                    <text:p>10000n/10000a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106950">
                <text:p>106950</text:p>
              </table:table-cell>
              <table:table-cell office:value-type="float" office:value="110201">
                <text:p>110201</text:p>
              </table:table-cell>
            </table:table-row>
            <table:table-row>
              <table:table-cell office:value-type="string">
                <text:p>10000n/10000a M</text:p>
                <text:list>
                  <text:list-item>
                    <text:p>10000n/10000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50889">
                <text:p>50889</text:p>
              </table:table-cell>
              <table:table-cell office:value-type="float" office:value="204240">
                <text:p>204240</text:p>
              </table:table-cell>
            </table:table-row>
            <table:table-row>
              <table:table-cell office:value-type="string">
                <text:p>10000n/10000a O</text:p>
                <text:list>
                  <text:list-item>
                    <text:p>10000n/10000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94764">
                <text:p>94764</text:p>
              </table:table-cell>
              <table:table-cell office:value-type="float" office:value="593084">
                <text:p>593084</text:p>
              </table:table-cell>
            </table:table-row>
            <table:table-row>
              <table:table-cell office:value-type="string">
                <text:p>10000n/10000a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n/10000a L</text:p>
                <text:list>
                  <text:list-item>
                    <text:p>1000n/10000a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138554">
                <text:p>138554</text:p>
              </table:table-cell>
              <table:table-cell office:value-type="float" office:value="14238">
                <text:p>14238</text:p>
              </table:table-cell>
            </table:table-row>
            <table:table-row>
              <table:table-cell office:value-type="string">
                <text:p>1000n/10000a M</text:p>
                <text:list>
                  <text:list-item>
                    <text:p>1000n/10000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54958">
                <text:p>54958</text:p>
              </table:table-cell>
              <table:table-cell office:value-type="float" office:value="262716">
                <text:p>262716</text:p>
              </table:table-cell>
            </table:table-row>
            <table:table-row>
              <table:table-cell office:value-type="string">
                <text:p>1000n/10000a O</text:p>
                <text:list>
                  <text:list-item>
                    <text:p>1000n/10000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98727">
                <text:p>98727</text:p>
              </table:table-cell>
              <table:table-cell office:value-type="float" office:value="615502">
                <text:p>6155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0000" dr3d:edge-rounding="5%"/>
      <style:text-properties fo:font-size="10pt" style:font-size-asian="10pt" style:font-size-complex="10pt"/>
    </style:style>
    <style:style style:name="ch8" style:family="chart" style:data-style-name="N0">
      <style:graphic-properties draw:fill-color="#ffff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01cm" svg:height="5.001cm" xlink:href=".." xlink:type="simple" chart:class="chart:bar" chart:style-name="ch1">
        <chart:legend svg:x="1.577cm" svg:y="0.331cm" style:legend-expansion="custom" chartooo:width="3.152cm" chartooo:height="1.171cm" style:legend-expansion-aspect-ratio="2.69171648163962" chart:style-name="ch2"/>
        <chart:plot-area chart:style-name="ch3" table:cell-range-address="Performance.H29:Performance.K40" chart:data-source-has-labels="both" svg:x="0.423cm" svg:y="0.497cm" svg:width="6.213cm" svg:height="3.942cm">
          <chartooo:coordinate-region svg:x="1.6cm" svg:y="0.696cm" svg:width="5.036cm" svg:height="3.016cm"/>
          <chart:axis chart:dimension="x" chart:name="primary-x" chart:style-name="ch4" chartooo:axis-type="auto">
            <chartooo:date-scale/>
            <chart:categories table:cell-range-address="Performance.H30:Performance.I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ormance.J30:Performance.J40" chart:label-cell-address="Performance.J29:Performance.J29" chart:class="chart:bar">
            <chart:data-point chart:repeated="11"/>
          </chart:series>
          <chart:series chart:style-name="ch8" chart:values-cell-range-address="Performance.K30:Performance.K40" chart:label-cell-address="Performance.K29:Performance.K29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JAX</text:p>
                <draw:g>
                  <svg:desc>Performance.J29:Performance.J29</svg:desc>
                </draw:g>
              </table:table-cell>
              <table:table-cell office:value-type="string">
                <text:p>NEWS</text:p>
                <draw:g>
                  <svg:desc>Performance.K29:Performance.K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n/1000a L</text:p>
                <text:list>
                  <text:list-item>
                    <text:p>10000n/1000a</text:p>
                  </text:list-item>
                  <text:list-item>
                    <text:p>L</text:p>
                  </text:list-item>
                </text:list>
                <draw:g>
                  <svg:desc>Performance.H30:Performance.I40</svg:desc>
                </draw:g>
              </table:table-cell>
              <table:table-cell office:value-type="float" office:value="952.21">
                <text:p>952.21</text:p>
                <draw:g>
                  <svg:desc>Performance.J30:Performance.J40</svg:desc>
                </draw:g>
              </table:table-cell>
              <table:table-cell office:value-type="float" office:value="803.26">
                <text:p>803.26</text:p>
                <draw:g>
                  <svg:desc>Performance.K30:Performance.K40</svg:desc>
                </draw:g>
              </table:table-cell>
            </table:table-row>
            <table:table-row>
              <table:table-cell office:value-type="string">
                <text:p>10000n/1000a M</text:p>
                <text:list>
                  <text:list-item>
                    <text:p>10000n/1000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635.41">
                <text:p>635.41</text:p>
              </table:table-cell>
              <table:table-cell office:value-type="float" office:value="473.06">
                <text:p>473.06</text:p>
              </table:table-cell>
            </table:table-row>
            <table:table-row>
              <table:table-cell office:value-type="string">
                <text:p>10000n/1000a O</text:p>
                <text:list>
                  <text:list-item>
                    <text:p>10000n/1000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1556.86">
                <text:p>1556.86</text:p>
              </table:table-cell>
              <table:table-cell office:value-type="float" office:value="1297.27">
                <text:p>1297.27</text:p>
              </table:table-cell>
            </table:table-row>
            <table:table-row>
              <table:table-cell office:value-type="string">
                <text:p>10000n/1000a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n/10000a L</text:p>
                <text:list>
                  <text:list-item>
                    <text:p>10000n/10000a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5995.83">
                <text:p>5995.83</text:p>
              </table:table-cell>
              <table:table-cell office:value-type="float" office:value="5858.93">
                <text:p>5858.93</text:p>
              </table:table-cell>
            </table:table-row>
            <table:table-row>
              <table:table-cell office:value-type="string">
                <text:p>10000n/10000a M</text:p>
                <text:list>
                  <text:list-item>
                    <text:p>10000n/10000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n/10000a O</text:p>
                <text:list>
                  <text:list-item>
                    <text:p>10000n/10000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7362.83">
                <text:p>7362.83</text:p>
              </table:table-cell>
              <table:table-cell office:value-type="float" office:value="1679.19">
                <text:p>1679.19</text:p>
              </table:table-cell>
            </table:table-row>
            <table:table-row>
              <table:table-cell office:value-type="string">
                <text:p>10000n/10000a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n/10000a L</text:p>
                <text:list>
                  <text:list-item>
                    <text:p>1000n/10000a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4471.48">
                <text:p>4471.48</text:p>
              </table:table-cell>
              <table:table-cell office:value-type="float" office:value="4362.53">
                <text:p>4362.53</text:p>
              </table:table-cell>
            </table:table-row>
            <table:table-row>
              <table:table-cell office:value-type="string">
                <text:p>1000n/10000a M</text:p>
                <text:list>
                  <text:list-item>
                    <text:p>1000n/10000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23439.98">
                <text:p>23439.98</text:p>
              </table:table-cell>
              <table:table-cell office:value-type="float" office:value="247.57">
                <text:p>247.57</text:p>
              </table:table-cell>
            </table:table-row>
            <table:table-row>
              <table:table-cell office:value-type="string">
                <text:p>1000n/10000a O</text:p>
                <text:list>
                  <text:list-item>
                    <text:p>1000n/10000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6622.04">
                <text:p>6622.04</text:p>
              </table:table-cell>
              <table:table-cell office:value-type="float" office:value="222.68">
                <text:p>222.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graphic-properties draw:fill-color="#ffff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01cm" svg:height="5.001cm" xlink:href=".." xlink:type="simple" chart:class="chart:bar" chart:style-name="ch1">
        <chart:legend svg:x="2.232cm" svg:y="0cm" style:legend-expansion="custom" chartooo:width="2.639cm" chartooo:height="1.37cm" style:legend-expansion-aspect-ratio="1.92627737226277" chart:style-name="ch2"/>
        <chart:plot-area chart:style-name="ch3" table:cell-range-address="Performance.B3:Performance.E14" chart:data-source-has-labels="both" svg:x="0.605cm" svg:y="0.221cm" svg:width="6.243cm" svg:height="3.933cm">
          <chartooo:coordinate-region svg:x="2.152cm" svg:y="0.42cm" svg:width="4.696cm" svg:height="3.007cm"/>
          <chart:axis chart:dimension="x" chart:name="primary-x" chart:style-name="ch4" chartooo:axis-type="auto">
            <chartooo:date-scale/>
            <chart:categories table:cell-range-address="Performance.B4:Performance.C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ormance.D4:Performance.D14" chart:label-cell-address="Performance.D3:Performance.D3" chart:class="chart:bar">
            <chart:data-point chart:repeated="11"/>
          </chart:series>
          <chart:series chart:style-name="ch8" chart:values-cell-range-address="Performance.E4:Performance.E14" chart:label-cell-address="Performance.E3:Performance.E3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JAX</text:p>
                <draw:g>
                  <svg:desc>Performance.D3:Performance.D3</svg:desc>
                </draw:g>
              </table:table-cell>
              <table:table-cell office:value-type="string">
                <text:p>NEWS</text:p>
                <draw:g>
                  <svg:desc>Performance.E3:Performance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n/1a L</text:p>
                <text:list>
                  <text:list-item>
                    <text:p>1n/1a</text:p>
                  </text:list-item>
                  <text:list-item>
                    <text:p>L</text:p>
                  </text:list-item>
                </text:list>
                <draw:g>
                  <svg:desc>Performance.B4:Performance.C14</svg:desc>
                </draw:g>
              </table:table-cell>
              <table:table-cell office:value-type="float" office:value="595">
                <text:p>595</text:p>
                <draw:g>
                  <svg:desc>Performance.D4:Performance.D14</svg:desc>
                </draw:g>
              </table:table-cell>
              <table:table-cell office:value-type="float" office:value="139534">
                <text:p>139534</text:p>
                <draw:g>
                  <svg:desc>Performance.E4:Performance.E14</svg:desc>
                </draw:g>
              </table:table-cell>
            </table:table-row>
            <table:table-row>
              <table:table-cell office:value-type="string">
                <text:p>1n/1a M</text:p>
                <text:list>
                  <text:list-item>
                    <text:p>1n/1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595">
                <text:p>595</text:p>
              </table:table-cell>
              <table:table-cell office:value-type="float" office:value="144236">
                <text:p>144236</text:p>
              </table:table-cell>
            </table:table-row>
            <table:table-row>
              <table:table-cell office:value-type="string">
                <text:p>1n/1a O</text:p>
                <text:list>
                  <text:list-item>
                    <text:p>1n/1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593">
                <text:p>593</text:p>
              </table:table-cell>
              <table:table-cell office:value-type="float" office:value="327701">
                <text:p>327701</text:p>
              </table:table-cell>
            </table:table-row>
            <table:table-row>
              <table:table-cell office:value-type="string">
                <text:p>1n/1a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n/10a L</text:p>
                <text:list>
                  <text:list-item>
                    <text:p>10n/10a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5912">
                <text:p>5912</text:p>
              </table:table-cell>
              <table:table-cell office:value-type="float" office:value="791073">
                <text:p>791073</text:p>
              </table:table-cell>
            </table:table-row>
            <table:table-row>
              <table:table-cell office:value-type="string">
                <text:p>10n/10a M</text:p>
                <text:list>
                  <text:list-item>
                    <text:p>10n/10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5909">
                <text:p>5909</text:p>
              </table:table-cell>
              <table:table-cell office:value-type="float" office:value="594247">
                <text:p>594247</text:p>
              </table:table-cell>
            </table:table-row>
            <table:table-row>
              <table:table-cell office:value-type="string">
                <text:p>10n/10a O</text:p>
                <text:list>
                  <text:list-item>
                    <text:p>10n/10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5844">
                <text:p>5844</text:p>
              </table:table-cell>
              <table:table-cell office:value-type="float" office:value="824793">
                <text:p>824793</text:p>
              </table:table-cell>
            </table:table-row>
            <table:table-row>
              <table:table-cell office:value-type="string">
                <text:p>10n/10a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n/100a L</text:p>
                <text:list>
                  <text:list-item>
                    <text:p>100n/100a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55642">
                <text:p>55642</text:p>
              </table:table-cell>
              <table:table-cell office:value-type="float" office:value="988292">
                <text:p>988292</text:p>
              </table:table-cell>
            </table:table-row>
            <table:table-row>
              <table:table-cell office:value-type="string">
                <text:p>100n/100a M</text:p>
                <text:list>
                  <text:list-item>
                    <text:p>100n/100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53383">
                <text:p>53383</text:p>
              </table:table-cell>
              <table:table-cell office:value-type="float" office:value="545097">
                <text:p>545097</text:p>
              </table:table-cell>
            </table:table-row>
            <table:table-row>
              <table:table-cell office:value-type="string">
                <text:p>100n/100a O</text:p>
                <text:list>
                  <text:list-item>
                    <text:p>100n/100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54200">
                <text:p>54200</text:p>
              </table:table-cell>
              <table:table-cell office:value-type="float" office:value="760993">
                <text:p>76099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0000" dr3d:edge-rounding="5%"/>
      <style:text-properties fo:font-size="10pt" style:font-size-asian="10pt" style:font-size-complex="10pt"/>
    </style:style>
    <style:style style:name="ch8" style:family="chart" style:data-style-name="N0">
      <style:graphic-properties draw:fill-color="#ffff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01cm" svg:height="5.001cm" xlink:href=".." xlink:type="simple" chart:class="chart:bar" chart:style-name="ch1">
        <chart:legend svg:x="1.577cm" svg:y="0.597cm" style:legend-expansion="custom" chartooo:width="3.152cm" chartooo:height="1.171cm" style:legend-expansion-aspect-ratio="2.69171648163962" chart:style-name="ch2"/>
        <chart:plot-area chart:style-name="ch3" table:cell-range-address="Performance.H3:Performance.K14" chart:data-source-has-labels="both" svg:x="0.793cm" svg:y="0.497cm" svg:width="5.843cm" svg:height="3.942cm">
          <chartooo:coordinate-region svg:x="1.6cm" svg:y="0.696cm" svg:width="5.036cm" svg:height="3.016cm"/>
          <chart:axis chart:dimension="x" chart:name="primary-x" chart:style-name="ch4" chartooo:axis-type="auto">
            <chartooo:date-scale/>
            <chart:categories table:cell-range-address="Performance.H4:Performance.I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ormance.J4:Performance.J14" chart:label-cell-address="Performance.J3:Performance.J3" chart:class="chart:bar">
            <chart:data-point chart:repeated="11"/>
          </chart:series>
          <chart:series chart:style-name="ch8" chart:values-cell-range-address="Performance.K4:Performance.K14" chart:label-cell-address="Performance.K3:Performance.K3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JAX</text:p>
                <draw:g>
                  <svg:desc>Performance.J3:Performance.J3</svg:desc>
                </draw:g>
              </table:table-cell>
              <table:table-cell office:value-type="string">
                <text:p>NEWS</text:p>
                <draw:g>
                  <svg:desc>Performance.K3:Performance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n/1a L</text:p>
                <text:list>
                  <text:list-item>
                    <text:p>1n/1a</text:p>
                  </text:list-item>
                  <text:list-item>
                    <text:p>L</text:p>
                  </text:list-item>
                </text:list>
                <draw:g>
                  <svg:desc>Performance.H4:Performance.I14</svg:desc>
                </draw:g>
              </table:table-cell>
              <table:table-cell office:value-type="float" office:value="100.62">
                <text:p>100.62</text:p>
                <draw:g>
                  <svg:desc>Performance.J4:Performance.J14</svg:desc>
                </draw:g>
              </table:table-cell>
              <table:table-cell office:value-type="float" office:value="0.41">
                <text:p>0.41</text:p>
                <draw:g>
                  <svg:desc>Performance.K4:Performance.K14</svg:desc>
                </draw:g>
              </table:table-cell>
            </table:table-row>
            <table:table-row>
              <table:table-cell office:value-type="string">
                <text:p>1n/1a M</text:p>
                <text:list>
                  <text:list-item>
                    <text:p>1n/1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100.7">
                <text:p>100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n/1a O</text:p>
                <text:list>
                  <text:list-item>
                    <text:p>1n/1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100.92">
                <text:p>100.9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n/1a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n/10a L</text:p>
                <text:list>
                  <text:list-item>
                    <text:p>10n/10a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102.01">
                <text:p>102.01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0n/10a M</text:p>
                <text:list>
                  <text:list-item>
                    <text:p>10n/10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102.9">
                <text:p>102.9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0n/10a O</text:p>
                <text:list>
                  <text:list-item>
                    <text:p>10n/10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107.13">
                <text:p>107.1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0n/10a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n/100a L</text:p>
                <text:list>
                  <text:list-item>
                    <text:p>100n/100a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112.32">
                <text:p>112.32</text:p>
              </table:table-cell>
              <table:table-cell office:value-type="float" office:value="9.17">
                <text:p>9.17</text:p>
              </table:table-cell>
            </table:table-row>
            <table:table-row>
              <table:table-cell office:value-type="string">
                <text:p>100n/100a M</text:p>
                <text:list>
                  <text:list-item>
                    <text:p>100n/100a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121.36">
                <text:p>121.36</text:p>
              </table:table-cell>
              <table:table-cell office:value-type="float" office:value="16.98">
                <text:p>16.98</text:p>
              </table:table-cell>
            </table:table-row>
            <table:table-row>
              <table:table-cell office:value-type="string">
                <text:p>100n/100a O</text:p>
                <text:list>
                  <text:list-item>
                    <text:p>100n/100a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122.03">
                <text:p>122.03</text:p>
              </table:table-cell>
              <table:table-cell office:value-type="float" office:value="15.79">
                <text:p>15.7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